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c82" officeooo:paragraph-rsid="00152005"/>
    </style:style>
    <style:style style:name="P2" style:family="paragraph" style:parent-style-name="Standard">
      <style:text-properties officeooo:rsid="000f0c82" officeooo:paragraph-rsid="00155c8f"/>
    </style:style>
    <style:style style:name="P3" style:family="paragraph" style:parent-style-name="Standard">
      <style:text-properties officeooo:rsid="0010eaff" officeooo:paragraph-rsid="00152005"/>
    </style:style>
    <style:style style:name="P4" style:family="paragraph" style:parent-style-name="Standard">
      <style:text-properties fo:color="#569cd6" loext:opacity="100%" style:font-name="Droid Sans Mono" fo:font-size="7pt" fo:font-weight="normal" officeooo:rsid="000f0c82" officeooo:paragraph-rsid="00152005" fo:background-color="#1e1e1e" style:font-size-asian="7pt" style:font-size-complex="7pt"/>
    </style:style>
    <style:style style:name="P5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fo:background-color="#1e1e1e" style:font-size-asian="7pt" style:font-size-complex="7pt"/>
    </style:style>
    <style:style style:name="P6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officeooo:paragraph-rsid="00152005" fo:background-color="#1e1e1e" style:font-size-asian="7pt" style:font-size-complex="7pt"/>
    </style:style>
    <style:style style:name="P7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fo:background-color="#1e1e1e" style:font-size-asian="7pt" style:font-size-complex="7pt"/>
    </style:style>
    <style:style style:name="P8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7pt" fo:font-weight="normal" fo:background-color="#1e1e1e" style:font-size-asian="7pt" style:font-size-complex="7pt"/>
    </style:style>
    <style:style style:name="P9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officeooo:paragraph-rsid="00152005" fo:background-color="#1e1e1e" style:font-size-asian="7pt" style:font-size-complex="7pt"/>
    </style:style>
    <style:style style:name="P10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7pt" fo:font-weight="normal" officeooo:paragraph-rsid="00152005" fo:background-color="#1e1e1e" style:font-size-asian="7pt" style:font-size-complex="7pt"/>
    </style:style>
    <style:style style:name="P11" style:family="paragraph" style:parent-style-name="Standard">
      <style:text-properties fo:color="#d4d4d4" loext:opacity="100%" style:font-name="Droid Sans Mono" fo:font-size="7pt" fo:font-weight="normal" officeooo:rsid="000f0c82" officeooo:paragraph-rsid="00152005" fo:background-color="#1e1e1e" style:font-size-asian="7pt" style:font-size-complex="7pt"/>
    </style:style>
    <style:style style:name="P12" style:family="paragraph" style:parent-style-name="Standard">
      <style:text-properties fo:color="#d4d4d4" loext:opacity="100%" style:font-name="Droid Sans Mono" fo:font-size="7pt" fo:font-weight="normal" officeooo:paragraph-rsid="00152005" fo:background-color="#1e1e1e" style:font-size-asian="7pt" style:font-size-complex="7pt"/>
    </style:style>
    <style:style style:name="P13" style:family="paragraph" style:parent-style-name="Standard">
      <style:paragraph-properties style:line-height-at-least="0.503cm"/>
      <style:text-properties fo:font-size="7pt" style:font-size-asian="7pt" style:font-size-complex="7pt"/>
    </style:style>
    <style:style style:name="P14" style:family="paragraph" style:parent-style-name="Standard">
      <style:paragraph-properties fo:margin-top="0cm" fo:margin-bottom="0.499cm" style:contextual-spacing="false" style:line-height-at-least="0.503cm"/>
      <style:text-properties fo:font-size="7pt" style:font-size-asian="7pt" style:font-size-complex="7pt"/>
    </style:style>
    <style:style style:name="P15" style:family="paragraph" style:parent-style-name="Standard">
      <style:paragraph-properties style:line-height-at-least="0.503cm"/>
      <style:text-properties fo:font-size="7pt" officeooo:paragraph-rsid="00152005" style:font-size-asian="7pt" style:font-size-complex="7pt"/>
    </style:style>
    <style:style style:name="P16" style:family="paragraph" style:parent-style-name="Standard">
      <style:paragraph-properties fo:margin-top="0cm" fo:margin-bottom="0.499cm" style:contextual-spacing="false" style:line-height-at-least="0.503cm"/>
      <style:text-properties fo:font-size="7pt" officeooo:paragraph-rsid="00152005" style:font-size-asian="7pt" style:font-size-complex="7pt"/>
    </style:style>
    <style:style style:name="P17" style:family="paragraph" style:parent-style-name="Standard">
      <style:text-properties fo:font-size="7pt" officeooo:paragraph-rsid="00155c8f" style:font-size-asian="7pt" style:font-size-complex="7pt"/>
    </style:style>
    <style:style style:name="P18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fo:background-color="#1e1e1e" style:font-size-asian="7pt" style:font-size-complex="7pt"/>
    </style:style>
    <style:style style:name="P19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officeooo:paragraph-rsid="00152005" fo:background-color="#1e1e1e" style:font-size-asian="7pt" style:font-size-complex="7pt"/>
    </style:style>
    <style:style style:name="P20" style:family="paragraph" style:parent-style-name="Standard">
      <style:text-properties fo:color="#6a9955" loext:opacity="100%" style:font-name="Droid Sans Mono" fo:font-size="7pt" fo:font-weight="normal" officeooo:paragraph-rsid="00152005" fo:background-color="#1e1e1e" style:font-size-asian="7pt" style:font-size-complex="7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0eaff"/>
    </style:style>
    <style:style style:name="T3" style:family="text">
      <style:text-properties officeooo:rsid="00116f97"/>
    </style:style>
    <style:style style:name="T4" style:family="text">
      <style:text-properties officeooo:rsid="0013581a"/>
    </style:style>
    <style:style style:name="T5" style:family="text">
      <style:text-properties fo:color="#dcdcaa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9cdcfe" loext:opacity="100%"/>
    </style:style>
    <style:style style:name="T9" style:family="text">
      <style:text-properties fo:color="#569cd6" loext:opacity="100%"/>
    </style:style>
    <style:style style:name="T10" style:family="text">
      <style:text-properties fo:color="#4ec9b0" loext:opacity="100%"/>
    </style:style>
    <style:style style:name="T11" style:family="text">
      <style:text-properties fo:color="#808080" loext:opacity="100%"/>
    </style:style>
    <style:style style:name="T12" style:family="text">
      <style:text-properties fo:color="#6a9955" loext:opacity="100%"/>
    </style:style>
    <style:style style:name="T13" style:family="text">
      <style:text-properties fo:color="#6a9955" loext:opacity="100%" style:font-name="Droid Sans Mono" fo:font-weight="normal" officeooo:rsid="000f0c82" fo:background-color="#1e1e1e" loext:char-shading-value="0"/>
    </style:style>
    <style:style style:name="T14" style:family="text">
      <style:text-properties fo:color="#b5cea8" loext:opacity="100%"/>
    </style:style>
    <style:style style:name="T15" style:family="text">
      <style:text-properties officeooo:rsid="00152005"/>
    </style:style>
    <style:style style:name="T16" style:family="text">
      <style:text-properties officeooo:rsid="00152b17"/>
    </style:style>
    <style:style style:name="T17" style:family="text">
      <style:text-properties officeooo:rsid="00155c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ici <text:span text:style-name="T2">la configuration de</text:span> ma base de données the district : </text:p>
      <text:p text:style-name="P1"/>
      <text:p text:style-name="P1"/>
      <text:p text:style-name="P3">Voici l’appel à ma database dans le fichier : database.php</text:p>
      <text:p text:style-name="P4">&lt;?php</text:p>
      <text:p text:style-name="P9"><text:span text:style-name="T5">session_start</text:span>();</text:p>
      <text:p text:style-name="P9"><text:span text:style-name="T6">require_once</text:span>(<text:span text:style-name="T7">'dao.php'</text:span>);</text:p>
      <text:p text:style-name="P15"/>
      <text:p text:style-name="P9"><text:span text:style-name="T8">$servername</text:span> = <text:span text:style-name="T7">"localhost"</text:span>;</text:p>
      <text:p text:style-name="P9"><text:span text:style-name="T8">$username</text:span> = <text:span text:style-name="T7">"admin"</text:span>;</text:p>
      <text:p text:style-name="P9"><text:span text:style-name="T8">$password</text:span> = <text:span text:style-name="T7">"Afpa1234"</text:span>;</text:p>
      <text:p text:style-name="P9"><text:span text:style-name="T8">$dbname</text:span> = <text:span text:style-name="T7">"thedistrict"</text:span>;</text:p>
      <text:p text:style-name="P15"/>
      <text:p text:style-name="P9"><text:span text:style-name="T6">try</text:span> {</text:p>
      <text:p text:style-name="P9"><text:span text:style-name="T8">$conn</text:span> = <text:span text:style-name="T9">new</text:span> <text:span text:style-name="T10">PDO</text:span>(<text:span text:style-name="T7">"mysql:host=</text:span><text:span text:style-name="T8">$servername</text:span><text:span text:style-name="T7">;dbname=</text:span><text:span text:style-name="T8">$dbname</text:span><text:span text:style-name="T7">"</text:span>, <text:span text:style-name="T8">$username</text:span>, <text:span text:style-name="T8">$password</text:span>);</text:p>
      <text:p text:style-name="P19">// configurer le mode d'erreur PDO pour générer des exceptions</text:p>
      <text:p text:style-name="P9"><text:span text:style-name="T8">$conn</text:span>-&gt;<text:span text:style-name="T5">setAttribute</text:span>(<text:span text:style-name="T10">PDO</text:span>::ATTR_ERRMODE, <text:span text:style-name="T10">PDO</text:span>::ERRMODE_EXCEPTION);</text:p>
      <text:p text:style-name="P9">} <text:span text:style-name="T6">catch</text:span>(<text:span text:style-name="T10">PDOException</text:span> <text:span text:style-name="T8">$e</text:span>) {</text:p>
      <text:p text:style-name="P9"><text:span text:style-name="T5">echo</text:span> <text:span text:style-name="T7">"Erreur de connexion à la base de données: "</text:span> . <text:span text:style-name="T8">$e</text:span>-&gt;<text:span text:style-name="T5">getMessage</text:span>();</text:p>
      <text:p text:style-name="P9">}</text:p>
      <text:p text:style-name="P9"><text:span text:style-name="T9">?&gt;</text:span></text:p>
      <text:p text:style-name="P9"/>
      <text:p text:style-name="P3">Toutes mes fonctions sont stockées dans un seul ficher nommé dao.php</text:p>
      <text:p text:style-name="P3"/>
      <text:p text:style-name="P1">Voici ma page plats.php <text:span text:style-name="T15">qui me donne tous les plats de ma base de données</text:span></text:p>
      <text:p text:style-name="P20">&lt;!-- DEBUT CAROUSSEL TOUS LES 12 PLATS --&gt;</text:p>
      <text:p text:style-name="P7"><text:span text:style-name="T11">&lt;</text:span><text:span text:style-name="T9">main</text:span><text:span text:style-name="T11">&gt;</text:span></text:p>
      <text:p text:style-name="P7"><text:span text:style-name="T11">&lt;</text:span><text:span text:style-name="T9">div</text:span> <text:span text:style-name="T8">id</text:span>=<text:span text:style-name="T7">"carouselExample"</text:span> <text:span text:style-name="T8">class</text:span>=<text:span text:style-name="T7">"carousel slide text-center"</text:span> <text:span text:style-name="T8">data-bs-ride</text:span>=<text:span text:style-name="T7">"carousel"</text:span> <text:span text:style-name="T8">style</text:span>=<text:span text:style-name="T7">"background-color: #4A394a;"</text:span><text:span text:style-name="T11">&gt;</text:span></text:p>
      <text:p text:style-name="P7"><text:span text:style-name="T11">&lt;</text:span><text:span text:style-name="T9">div</text:span> <text:span text:style-name="T8">class</text:span>=<text:span text:style-name="T7">"carousel-inner"</text:span><text:span text:style-name="T11">&gt;</text:span></text:p>
      <text:p text:style-name="P13"/>
      <text:p text:style-name="P7"><text:span text:style-name="T9">&lt;?php</text:span> </text:p>
      <text:p text:style-name="P18">// Boucle pour afficher chaque plat</text:p>
      <text:p text:style-name="P7"><text:span text:style-name="T6">foreach</text:span>(<text:span text:style-name="T8">$plats</text:span> as <text:span text:style-name="T8">$key</text:span> =&gt; <text:span text:style-name="T8">$plat</text:span>) : </text:p>
      <text:p text:style-name="P7"><text:span text:style-name="T6">if</text:span>(<text:span text:style-name="T8">$key</text:span> % <text:span text:style-name="T14">4</text:span> === <text:span text:style-name="T14">0</text:span>) :</text:p>
      <text:p text:style-name="P7"><text:span text:style-name="T9">?&gt;</text:span></text:p>
      <text:p text:style-name="P7"><text:span text:style-name="T11">&lt;</text:span><text:span text:style-name="T9">div</text:span> <text:span text:style-name="T8">class</text:span>=<text:span text:style-name="T7">"carousel-item </text:span><text:span text:style-name="T9">&lt;?php</text:span> <text:span text:style-name="T5">echo</text:span> <text:span text:style-name="T8">$key</text:span> === <text:span text:style-name="T14">0</text:span> ? <text:span text:style-name="T7">'active'</text:span> : <text:span text:style-name="T7">''</text:span>; <text:span text:style-name="T9">?&gt;</text:span><text:span text:style-name="T7">"</text:span><text:span text:style-name="T11">&gt;</text:span></text:p>
      <text:p text:style-name="P7"><text:span text:style-name="T11">&lt;</text:span><text:span text:style-name="T9">div</text:span> <text:span text:style-name="T8">class</text:span>=<text:span text:style-name="T7">"card-group"</text:span><text:span text:style-name="T11">&gt;</text:span> <text:span text:style-name="T12">&lt;!-- ****************** 1ER CAROUSEL AVEC 4 IMAGES ************************* --&gt;</text:span></text:p>
      <text:p text:style-name="P7"><text:span text:style-name="T11">&lt;</text:span><text:span text:style-name="T9">div</text:span> <text:span text:style-name="T8">class</text:span>=<text:span text:style-name="T7">"col-12 mx-auto p-2 "</text:span><text:span text:style-name="T11">&gt;</text:span> <text:span text:style-name="T11">&lt;</text:span><text:span text:style-name="T9">h1</text:span> <text:span text:style-name="T8">class</text:span>=<text:span text:style-name="T7">"h5couleurcat"</text:span><text:span text:style-name="T11">&gt;</text:span>TOUS LES PLATS<text:span text:style-name="T11">&lt;/</text:span><text:span text:style-name="T9">h1</text:span><text:span text:style-name="T11">&gt;&lt;/</text:span><text:span text:style-name="T9">div</text:span><text:span text:style-name="T11">&gt;</text:span></text:p>
      <text:p text:style-name="P7"><text:span text:style-name="T9">&lt;?php</text:span> <text:span text:style-name="T6">endif</text:span>; <text:span text:style-name="T9">?&gt;</text:span></text:p>
      <text:p text:style-name="P13"/>
      <text:p text:style-name="P18">&lt;!-- Ajouter des cartes ici selon besoin --&gt;</text:p>
      <text:p text:style-name="P7"><text:span text:style-name="T11">&lt;</text:span><text:span text:style-name="T9">div</text:span> <text:span text:style-name="T8">class</text:span>=<text:span text:style-name="T7">"img-fluid col-sm-3 p-3 bg-dark text-white"</text:span><text:span text:style-name="T11">&gt;</text:span></text:p>
      <text:p text:style-name="P7"><text:span text:style-name="T11">&lt;</text:span><text:span text:style-name="T9">img</text:span> <text:span text:style-name="T8">class</text:span>=<text:span text:style-name="T7">"rounded-circle mx-auto d-block"</text:span> <text:span text:style-name="T8">src</text:span>=<text:span text:style-name="T7">"Mesimages/</text:span><text:span text:style-name="T9">&lt;?=</text:span> <text:span text:style-name="T8">$plat</text:span>[<text:span text:style-name="T7">'image'</text:span>]; <text:span text:style-name="T9">?&gt;</text:span><text:span text:style-name="T7">"</text:span> <text:span text:style-name="T8">alt</text:span>=<text:span text:style-name="T7">"..."</text:span><text:span text:style-name="T11">&gt;</text:span></text:p>
      <text:p text:style-name="P7"><text:span text:style-name="T11">&lt;</text:span><text:span text:style-name="T9">div</text:span> <text:span text:style-name="T8">class</text:span>=<text:span text:style-name="T7">"card-body"</text:span><text:span text:style-name="T11">&gt;</text:span></text:p>
      <text:p text:style-name="P7"><text:span text:style-name="T11">&lt;</text:span><text:span text:style-name="T9">h5</text:span> <text:span text:style-name="T8">class</text:span>=<text:span text:style-name="T7">"card-title tailletitreplat"</text:span><text:span text:style-name="T11">&gt;</text:span><text:span text:style-name="T9">&lt;?php</text:span> <text:span text:style-name="T5">echo</text:span> <text:span text:style-name="T8">$plat</text:span>[<text:span text:style-name="T7">'libelle'</text:span>]; <text:span text:style-name="T9">?&gt;</text:span><text:span text:style-name="T11">&lt;/</text:span><text:span text:style-name="T9">h5</text:span><text:span text:style-name="T11">&gt;</text:span></text:p>
      <text:p text:style-name="P7"><text:span text:style-name="T11">&lt;</text:span><text:span text:style-name="T9">p</text:span> <text:span text:style-name="T8">class</text:span>=<text:span text:style-name="T7">"card-text tailledescriplat"</text:span><text:span text:style-name="T11">&gt;</text:span><text:span text:style-name="T9">&lt;?php</text:span> <text:span text:style-name="T5">echo</text:span> <text:span text:style-name="T8">$plat</text:span>[<text:span text:style-name="T7">'description'</text:span>]; <text:span text:style-name="T9">?&gt;</text:span><text:span text:style-name="T11">&lt;/</text:span><text:span text:style-name="T9">p</text:span><text:span text:style-name="T11">&gt;</text:span></text:p>
      <text:p text:style-name="P7"><text:span text:style-name="T11">&lt;</text:span><text:span text:style-name="T9">a</text:span> <text:span text:style-name="T8">href</text:span>=<text:span text:style-name="T7">"commande.php?id=</text:span><text:span text:style-name="T9">&lt;?php</text:span> <text:span text:style-name="T5">echo</text:span> <text:span text:style-name="T8">$plat</text:span>[<text:span text:style-name="T7">'id'</text:span>]; <text:span text:style-name="T9">?&gt;</text:span><text:span text:style-name="T7">"</text:span> <text:span text:style-name="T8">class</text:span>=<text:span text:style-name="T7">"btn btn-primary tailletextcommand"</text:span><text:span text:style-name="T11">&gt;</text:span>Commander<text:span text:style-name="T11">&lt;/</text:span><text:span text:style-name="T9">a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7"><text:span text:style-name="T9">&lt;?php</text:span> <text:span text:style-name="T6">if</text:span>((<text:span text:style-name="T8">$key</text:span>+<text:span text:style-name="T14">1</text:span>) % <text:span text:style-name="T14">4</text:span> === <text:span text:style-name="T14">0</text:span> || <text:span text:style-name="T8">$key</text:span> === <text:span text:style-name="T5">count</text:span>(<text:span text:style-name="T8">$plats</text:span>)-<text:span text:style-name="T14">1</text:span>) : <text:span text:style-name="T9">?&gt;</text:span></text:p>
      <text:p text:style-name="P7"><text:span text:style-name="T11">&lt;/</text:span><text:span text:style-name="T9">div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7"><text:soft-page-break/><text:span text:style-name="T9">&lt;?php</text:span> <text:span text:style-name="T6">endif</text:span>; <text:span text:style-name="T9">?&gt;</text:span></text:p>
      <text:p text:style-name="P13"/>
      <text:p text:style-name="P7"><text:span text:style-name="T9">&lt;?php</text:span> <text:span text:style-name="T6">endforeach</text:span>; <text:span text:style-name="T9">?&gt;</text:span></text:p>
      <text:p text:style-name="P14"/>
      <text:p text:style-name="P18">&lt;!-- Fermeture des deux balises de mon carousel-item--&gt;</text:p>
      <text:p text:style-name="P7"><text:span text:style-name="T11">&lt;/</text:span><text:span text:style-name="T9">div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14"/>
      <text:p text:style-name="P18">&lt;!-- ************************************************************************** --&gt;</text:p>
      <text:p text:style-name="P13"/>
      <text:p text:style-name="P18">&lt;!-- Ajouter d'autres items pour le carrousel ici --&gt;</text:p>
      <text:p text:style-name="P18">&lt;!--ICI Mes boutons de carousel --&gt;</text:p>
      <text:p text:style-name="P7"><text:span text:style-name="T11">&lt;</text:span><text:span text:style-name="T9">div</text:span> <text:span text:style-name="T8">class</text:span>=<text:span text:style-name="T7">"carousel-controls"</text:span><text:span text:style-name="T11">&gt;</text:span></text:p>
      <text:p text:style-name="P7"><text:span text:style-name="T11">&lt;</text:span><text:span text:style-name="T9">button</text:span> <text:span text:style-name="T8">class</text:span>=<text:span text:style-name="T7">"carousel-control-prev"</text:span> <text:span text:style-name="T8">id</text:span>=<text:span text:style-name="T7">"carouselcatprec"</text:span> <text:span text:style-name="T8">type</text:span>=<text:span text:style-name="T7">"button"</text:span> <text:span text:style-name="T8">data-bs-target</text:span>=<text:span text:style-name="T7">"#carouselExample"</text:span> <text:span text:style-name="T8">data-bs-slide</text:span>=<text:span text:style-name="T7">"prev"</text:span><text:span text:style-name="T11">&gt;</text:span></text:p>
      <text:p text:style-name="P7"><text:span text:style-name="T11">&lt;</text:span><text:span text:style-name="T9">span</text:span> <text:span text:style-name="T8">class</text:span>=<text:span text:style-name="T7">"carousel-control-prev-icon"</text:span> <text:span text:style-name="T8">aria-hidden</text:span>=<text:span text:style-name="T7">"true"</text:span><text:span text:style-name="T11">&gt;&lt;/</text:span><text:span text:style-name="T9">span</text:span><text:span text:style-name="T11">&gt;</text:span></text:p>
      <text:p text:style-name="P7">Précédent</text:p>
      <text:p text:style-name="P7"><text:span text:style-name="T11">&lt;/</text:span><text:span text:style-name="T9">button</text:span><text:span text:style-name="T11">&gt;</text:span></text:p>
      <text:p text:style-name="P7"><text:span text:style-name="T11">&lt;</text:span><text:span text:style-name="T9">button</text:span> <text:span text:style-name="T8">class</text:span>=<text:span text:style-name="T7">"carousel-control-next"</text:span> <text:span text:style-name="T8">id</text:span>=<text:span text:style-name="T7">"carouselcatsuiv"</text:span> <text:span text:style-name="T8">type</text:span>=<text:span text:style-name="T7">"button"</text:span> <text:span text:style-name="T8">data-bs-target</text:span>=<text:span text:style-name="T7">"#carouselExample"</text:span> <text:span text:style-name="T8">data-bs-slide</text:span>=<text:span text:style-name="T7">"next"</text:span><text:span text:style-name="T11">&gt;</text:span></text:p>
      <text:p text:style-name="P7"><text:span text:style-name="T11">&lt;</text:span><text:span text:style-name="T9">span</text:span> <text:span text:style-name="T8">class</text:span>=<text:span text:style-name="T7">"carousel-control-next-icon"</text:span> <text:span text:style-name="T8">aria-hidden</text:span>=<text:span text:style-name="T7">"true"</text:span><text:span text:style-name="T11">&gt;&lt;/</text:span><text:span text:style-name="T9">span</text:span><text:span text:style-name="T11">&gt;</text:span></text:p>
      <text:p text:style-name="P7">Suivant</text:p>
      <text:p text:style-name="P7"><text:span text:style-name="T11">&lt;/</text:span><text:span text:style-name="T9">button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7"><text:span text:style-name="T11">&lt;/</text:span><text:span text:style-name="T9">main</text:span><text:span text:style-name="T11">&gt;</text:span></text:p>
      <text:p text:style-name="P8"/>
      <text:p text:style-name="P18">&lt;!-- ICI MON FOOTER OU PIED DE PAGE AVEC LES LOGOS --&gt;</text:p>
      <text:p text:style-name="P5">&lt;?php</text:p>
      <text:p text:style-name="P7"><text:span text:style-name="T6">require_once</text:span> (<text:span text:style-name="T7">'php/footer.php'</text:span>);</text:p>
      <text:p text:style-name="P7"><text:span text:style-name="T9">?&gt;</text:span></text:p>
      <text:p text:style-name="P12"/>
      <text:p text:style-name="P11"/>
      <text:p text:style-name="P2">Voici ma page <text:span text:style-name="T17">categorie</text:span>.php</text:p>
      <text:p text:style-name="P17"><text:span text:style-name="T13">&lt;!-- ICI MA PAGE CATGORIE: Avec les 8 Catégories de plats --&gt;</text:span></text:p>
      <text:p text:style-name="P7"><text:span text:style-name="T11">&lt;</text:span><text:span text:style-name="T9">body</text:span> <text:span text:style-name="T8">style</text:span>=<text:span text:style-name="T7">"background-color: #4A394a;"</text:span><text:span text:style-name="T11">&gt;</text:span></text:p>
      <text:p text:style-name="P13"/>
      <text:p text:style-name="P18">&lt;!-- Header --&gt;</text:p>
      <text:p text:style-name="P5">&lt;?php</text:p>
      <text:p text:style-name="P7"><text:span text:style-name="T6">require_once</text:span> (<text:span text:style-name="T7">"php/header.php"</text:span>);</text:p>
      <text:p text:style-name="P7"><text:span text:style-name="T6">require_once</text:span>(<text:span text:style-name="T7">"database.php"</text:span>);</text:p>
      <text:p text:style-name="P18">// Récupérer toutes les catégories depuis la base de données</text:p>
      <text:p text:style-name="P7"><text:span text:style-name="T8">$categories</text:span> = <text:span text:style-name="T5">getCategories</text:span>();</text:p>
      <text:p text:style-name="P7"><text:span text:style-name="T9">?&gt;</text:span> </text:p>
      <text:p text:style-name="P8"><text:line-break/><text:span text:style-name="T11">&lt;</text:span><text:span text:style-name="T9">div</text:span> <text:span text:style-name="T8">class</text:span>=<text:span text:style-name="T7">"image-container position-relative"</text:span><text:span text:style-name="T11">&gt;</text:span> <text:span text:style-name="T12">&lt;!-- ICI MON MA VIDEO DE FOND SANS L'ONGLET DE RECHERCHE --&gt;</text:span></text:p>
      <text:p text:style-name="P7"><text:span text:style-name="T11">&lt;</text:span><text:span text:style-name="T9">div</text:span> <text:span text:style-name="T8">class</text:span>=<text:span text:style-name="T7">"row g-0"</text:span><text:span text:style-name="T11">&gt;</text:span> <text:span text:style-name="T12">&lt;!--Ici mon image de fond --&gt;</text:span></text:p>
      <text:p text:style-name="P18">&lt;!-- &lt;div class="image-container"&gt; Ici mon image de fond </text:p>
      <text:p text:style-name="P18">&lt;img class="img-fluid " src="Mesimages/imagedefond2a.avif" height="auto" width="100%" position="relative"&gt;</text:p>
      <text:p text:style-name="P18">&lt;/div&gt;--&gt;</text:p>
      <text:p text:style-name="P7"><text:span text:style-name="T11">&lt;</text:span><text:span text:style-name="T9">video</text:span> <text:span text:style-name="T8">id</text:span>=<text:span text:style-name="T7">"video"</text:span> <text:span text:style-name="T8">class</text:span>=<text:span text:style-name="T7">"col-12"</text:span> <text:span text:style-name="T8">src</text:span>=<text:span text:style-name="T7">"images_the_district/11659-231758756_small.mp4"</text:span></text:p>
      <text:p text:style-name="P7"><text:soft-page-break/><text:span text:style-name="T8">style</text:span>=<text:span text:style-name="T7">"width:100vmax; height: 20vmax;"</text:span> <text:span text:style-name="T8">playsinline</text:span> <text:span text:style-name="T8">autoplay</text:span> <text:span text:style-name="T8">loop</text:span> <text:span text:style-name="T8">muted</text:span><text:span text:style-name="T11">&gt;&lt;/</text:span><text:span text:style-name="T9">video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14"/>
      <text:p text:style-name="P18">&lt;!-- ****************************** 1ER CAROUSEL AVEC 4 IMAGES ******************************************************** --&gt;</text:p>
      <text:p text:style-name="P13"/>
      <text:p text:style-name="P18">&lt;!-- DEBUT CAROUSSEL CATEGORIES --&gt;</text:p>
      <text:p text:style-name="P7"><text:span text:style-name="T11">&lt;</text:span><text:span text:style-name="T9">main</text:span><text:span text:style-name="T11">&gt;</text:span></text:p>
      <text:p text:style-name="P7"><text:span text:style-name="T11">&lt;</text:span><text:span text:style-name="T9">div</text:span> <text:span text:style-name="T8">id</text:span>=<text:span text:style-name="T7">"carouselExample"</text:span> <text:span text:style-name="T8">class</text:span>=<text:span text:style-name="T7">"carousel slide text-center"</text:span> <text:span text:style-name="T8">data-bs-ride</text:span>=<text:span text:style-name="T7">"carousel"</text:span> <text:span text:style-name="T8">style</text:span>=<text:span text:style-name="T7">"background-color: #4A394a;"</text:span><text:span text:style-name="T11">&gt;</text:span></text:p>
      <text:p text:style-name="P7"><text:span text:style-name="T11">&lt;</text:span><text:span text:style-name="T9">div</text:span> <text:span text:style-name="T8">class</text:span>=<text:span text:style-name="T7">"carousel-inner"</text:span><text:span text:style-name="T11">&gt;</text:span></text:p>
      <text:p text:style-name="P7"><text:span text:style-name="T11">&lt;</text:span><text:span text:style-name="T9">div</text:span> <text:span text:style-name="T8">class</text:span>=<text:span text:style-name="T7">"carousel-item active card-img-top"</text:span><text:span text:style-name="T11">&gt;</text:span> <text:span text:style-name="T12">&lt;!-- 1ER CAROUSEL AVEC 4 IMAGES --&gt;</text:span></text:p>
      <text:p text:style-name="P7"><text:span text:style-name="T11">&lt;</text:span><text:span text:style-name="T9">div</text:span> <text:span text:style-name="T8">class</text:span>=<text:span text:style-name="T7">"card-group"</text:span><text:span text:style-name="T11">&gt;</text:span></text:p>
      <text:p text:style-name="P18">&lt;!-- Ajouter des cartes ici selon besoin --&gt;</text:p>
      <text:p text:style-name="P7"><text:span text:style-name="T11">&lt;</text:span><text:span text:style-name="T9">div</text:span> <text:span text:style-name="T8">class</text:span>=<text:span text:style-name="T7">"img-fluid col-sm-3 p-3 bg-dark text-white"</text:span><text:span text:style-name="T11">&gt;</text:span></text:p>
      <text:p text:style-name="P7"><text:span text:style-name="T11">&lt;</text:span><text:span text:style-name="T9">a</text:span> <text:span text:style-name="T8">href</text:span>=<text:span text:style-name="T7">"platcategoriepizza.php"</text:span><text:span text:style-name="T11">&gt;</text:span></text:p>
      <text:p text:style-name="P7"><text:span text:style-name="T11">&lt;</text:span><text:span text:style-name="T9">img</text:span> <text:span text:style-name="T8">class</text:span>=<text:span text:style-name="T7">"rounded-circle mx-auto d-block"</text:span> <text:span text:style-name="T8">src</text:span>=<text:span text:style-name="T7">"images_the_district/category/pizza_cat.jpg"</text:span> <text:span text:style-name="T8">alt</text:span>=<text:span text:style-name="T7">"..."</text:span><text:span text:style-name="T11">&gt;</text:span></text:p>
      <text:p text:style-name="P7"><text:span text:style-name="T11">&lt;/</text:span><text:span text:style-name="T9">a</text:span><text:span text:style-name="T11">&gt;</text:span></text:p>
      <text:p text:style-name="P7"><text:span text:style-name="T11">&lt;</text:span><text:span text:style-name="T9">div</text:span> <text:span text:style-name="T8">class</text:span>=<text:span text:style-name="T7">"card-body"</text:span><text:span text:style-name="T11">&gt;</text:span></text:p>
      <text:p text:style-name="P7"><text:span text:style-name="T11">&lt;</text:span><text:span text:style-name="T9">h5</text:span> <text:span text:style-name="T8">class</text:span>=<text:span text:style-name="T7">"card-title"</text:span><text:span text:style-name="T11">&gt;</text:span>PIZZAS<text:span text:style-name="T11">&lt;/</text:span><text:span text:style-name="T9">h5</text:span><text:span text:style-name="T11">&gt;</text:span></text:p>
      <text:p text:style-name="P7"><text:span text:style-name="T11">&lt;</text:span><text:span text:style-name="T9">p</text:span> <text:span text:style-name="T8">class</text:span>=<text:span text:style-name="T7">"card-text tailledescriplat"</text:span><text:span text:style-name="T11">&gt;&lt;</text:span><text:span text:style-name="T9">i</text:span><text:span text:style-name="T11">&gt;</text:span>Pâte fine maison.<text:span text:style-name="T11">&lt;/</text:span><text:span text:style-name="T9">i</text:span><text:span text:style-name="T11">&gt;&lt;/</text:span><text:span text:style-name="T9">p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18">&lt;!-- Répéter pour 6 cartes ou plus selon besoin --&gt;</text:p>
      <text:p text:style-name="P18">&lt;!-- Ajouter des cartes ici selon besoin --&gt;</text:p>
      <text:p text:style-name="P7"><text:span text:style-name="T11">&lt;</text:span><text:span text:style-name="T9">div</text:span> <text:span text:style-name="T8">class</text:span>=<text:span text:style-name="T7">"img-fluid col-sm-3 p-3 bg-dark text-white"</text:span><text:span text:style-name="T11">&gt;</text:span></text:p>
      <text:p text:style-name="P7"><text:span text:style-name="T11">&lt;</text:span><text:span text:style-name="T9">a</text:span> <text:span text:style-name="T8">href</text:span>=<text:span text:style-name="T7">"platcategorieburger.php"</text:span><text:span text:style-name="T11">&gt;</text:span></text:p>
      <text:p text:style-name="P7"><text:span text:style-name="T11">&lt;</text:span><text:span text:style-name="T9">img</text:span> <text:span text:style-name="T8">class</text:span>=<text:span text:style-name="T7">"rounded-circle mx-auto d-block"</text:span> <text:span text:style-name="T8">src</text:span>=<text:span text:style-name="T7">"images_the_district/category/burger_cat.jpg"</text:span> <text:span text:style-name="T8">alt</text:span>=<text:span text:style-name="T7">"..."</text:span><text:span text:style-name="T11">&gt;</text:span></text:p>
      <text:p text:style-name="P7"><text:span text:style-name="T11">&lt;/</text:span><text:span text:style-name="T9">a</text:span><text:span text:style-name="T11">&gt;</text:span></text:p>
      <text:p text:style-name="P7"><text:span text:style-name="T11">&lt;</text:span><text:span text:style-name="T9">div</text:span> <text:span text:style-name="T8">class</text:span>=<text:span text:style-name="T7">"card-body"</text:span><text:span text:style-name="T11">&gt;</text:span></text:p>
      <text:p text:style-name="P7"><text:span text:style-name="T11">&lt;</text:span><text:span text:style-name="T9">h5</text:span> <text:span text:style-name="T8">class</text:span>=<text:span text:style-name="T7">"card-title"</text:span><text:span text:style-name="T11">&gt;</text:span>BURGERS<text:span text:style-name="T11">&lt;/</text:span><text:span text:style-name="T9">h5</text:span><text:span text:style-name="T11">&gt;</text:span></text:p>
      <text:p text:style-name="P7"><text:span text:style-name="T11">&lt;</text:span><text:span text:style-name="T9">p</text:span> <text:span text:style-name="T8">class</text:span>=<text:span text:style-name="T7">"card-text tailledescriplat"</text:span><text:span text:style-name="T11">&gt;&lt;</text:span><text:span text:style-name="T9">i</text:span><text:span text:style-name="T11">&gt;</text:span>Différents burgers faits maison.<text:span text:style-name="T11">&lt;/</text:span><text:span text:style-name="T9">i</text:span><text:span text:style-name="T11">&gt;&lt;/</text:span><text:span text:style-name="T9">p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18">&lt;!-- Répéter pour 6 cartes ou plus selon besoin --&gt;</text:p>
      <text:p text:style-name="P18">&lt;!-- Ajouter des cartes ici selon besoin --&gt;</text:p>
      <text:p text:style-name="P7"><text:span text:style-name="T11">&lt;</text:span><text:span text:style-name="T9">div</text:span> <text:span text:style-name="T8">class</text:span>=<text:span text:style-name="T7">"img-fluid col-sm-3 p-3 bg-dark text-white"</text:span><text:span text:style-name="T11">&gt;</text:span></text:p>
      <text:p text:style-name="P7"><text:span text:style-name="T11">&lt;</text:span><text:span text:style-name="T9">a</text:span> <text:span text:style-name="T8">href</text:span>=<text:span text:style-name="T7">"platcategoriesandwich.php"</text:span><text:span text:style-name="T11">&gt;</text:span></text:p>
      <text:p text:style-name="P7"><text:span text:style-name="T11">&lt;</text:span><text:span text:style-name="T9">img</text:span> <text:span text:style-name="T8">class</text:span>=<text:span text:style-name="T7">"rounded-circle mx-auto d-block"</text:span> <text:span text:style-name="T8">src</text:span>=<text:span text:style-name="T7">"images_the_district/category/wrap_cat.jpg"</text:span> <text:span text:style-name="T8">alt</text:span>=<text:span text:style-name="T7">"..."</text:span><text:span text:style-name="T11">&gt;</text:span></text:p>
      <text:p text:style-name="P7"><text:span text:style-name="T11">&lt;/</text:span><text:span text:style-name="T9">a</text:span><text:span text:style-name="T11">&gt;</text:span></text:p>
      <text:p text:style-name="P7"><text:span text:style-name="T11">&lt;</text:span><text:span text:style-name="T9">div</text:span> <text:span text:style-name="T8">class</text:span>=<text:span text:style-name="T7">"card-body"</text:span><text:span text:style-name="T11">&gt;</text:span></text:p>
      <text:p text:style-name="P7"><text:span text:style-name="T11">&lt;</text:span><text:span text:style-name="T9">h5</text:span> <text:span text:style-name="T8">class</text:span>=<text:span text:style-name="T7">"card-title"</text:span><text:span text:style-name="T11">&gt;</text:span>WRAPS<text:span text:style-name="T11">&lt;/</text:span><text:span text:style-name="T9">h5</text:span><text:span text:style-name="T11">&gt;</text:span></text:p>
      <text:p text:style-name="P7"><text:span text:style-name="T11">&lt;</text:span><text:span text:style-name="T9">p</text:span> <text:span text:style-name="T8">class</text:span>=<text:span text:style-name="T7">"card-text tailledescriplat"</text:span><text:span text:style-name="T11">&gt;&lt;</text:span><text:span text:style-name="T9">i</text:span><text:span text:style-name="T11">&gt;</text:span>Wraps frais faits sur place.<text:span text:style-name="T11">&lt;/</text:span><text:span text:style-name="T9">i</text:span><text:span text:style-name="T11">&gt;&lt;/</text:span><text:span text:style-name="T9">p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18">&lt;!-- Répéter pour 6 cartes ou plus selon besoin --&gt;</text:p>
      <text:p text:style-name="P18">&lt;!-- Ajouter des cartes ici selon besoin --&gt;</text:p>
      <text:p text:style-name="P7"><text:span text:style-name="T11">&lt;</text:span><text:span text:style-name="T9">div</text:span> <text:span text:style-name="T8">class</text:span>=<text:span text:style-name="T7">"img-fluid col-sm-3 p-3 bg-dark text-white"</text:span><text:span text:style-name="T11">&gt;</text:span></text:p>
      <text:p text:style-name="P7"><text:span text:style-name="T11">&lt;</text:span><text:span text:style-name="T9">a</text:span> <text:span text:style-name="T8">href</text:span>=<text:span text:style-name="T7">"platcategorieburger.php"</text:span><text:span text:style-name="T11">&gt;</text:span></text:p>
      <text:p text:style-name="P7"><text:span text:style-name="T11">&lt;</text:span><text:span text:style-name="T9">img</text:span> <text:span text:style-name="T8">class</text:span>=<text:span text:style-name="T7">"rounded-circle mx-auto d-block"</text:span> <text:span text:style-name="T8">src</text:span>=<text:span text:style-name="T7">"images_the_district/category/asian_food_cat2a.jpg"</text:span> <text:span text:style-name="T8">alt</text:span>=<text:span text:style-name="T7">"..."</text:span><text:span text:style-name="T11">&gt;</text:span></text:p>
      <text:p text:style-name="P7"><text:span text:style-name="T11">&lt;/</text:span><text:span text:style-name="T9">a</text:span><text:span text:style-name="T11">&gt;</text:span></text:p>
      <text:p text:style-name="P7"><text:soft-page-break/><text:span text:style-name="T11">&lt;</text:span><text:span text:style-name="T9">div</text:span> <text:span text:style-name="T8">class</text:span>=<text:span text:style-name="T7">"card-body"</text:span><text:span text:style-name="T11">&gt;</text:span></text:p>
      <text:p text:style-name="P7"><text:span text:style-name="T11">&lt;</text:span><text:span text:style-name="T9">h5</text:span> <text:span text:style-name="T8">class</text:span>=<text:span text:style-name="T7">"card-title"</text:span><text:span text:style-name="T11">&gt;</text:span>ASIAN<text:span text:style-name="T11">&lt;/</text:span><text:span text:style-name="T9">h5</text:span><text:span text:style-name="T11">&gt;</text:span></text:p>
      <text:p text:style-name="P7"><text:span text:style-name="T11">&lt;</text:span><text:span text:style-name="T9">p</text:span> <text:span text:style-name="T8">class</text:span>=<text:span text:style-name="T7">"card-text tailledescriplat"</text:span><text:span text:style-name="T11">&gt;&lt;</text:span><text:span text:style-name="T9">i</text:span><text:span text:style-name="T11">&gt;</text:span>Plusieurs plats à volonté.<text:span text:style-name="T11">&lt;/</text:span><text:span text:style-name="T9">i</text:span><text:span text:style-name="T11">&gt;&lt;/</text:span><text:span text:style-name="T9">p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7"><text:span text:style-name="T11">&lt;</text:span><text:span text:style-name="T9">div</text:span> <text:span text:style-name="T8">class</text:span>=<text:span text:style-name="T7">"carousel-item"</text:span><text:span text:style-name="T11">&gt;</text:span> <text:span text:style-name="T12">&lt;!-- 2EME CAROUSEL AVEC 4 IMAGES --&gt;</text:span></text:p>
      <text:p text:style-name="P7"><text:span text:style-name="T11">&lt;</text:span><text:span text:style-name="T9">div</text:span> <text:span text:style-name="T8">class</text:span>=<text:span text:style-name="T7">"card-group"</text:span><text:span text:style-name="T11">&gt;</text:span></text:p>
      <text:p text:style-name="P18">&lt;!-- Ajouter des cartes ici selon besoin --&gt;</text:p>
      <text:p text:style-name="P7"><text:span text:style-name="T11">&lt;</text:span><text:span text:style-name="T9">div</text:span> <text:span text:style-name="T8">class</text:span>=<text:span text:style-name="T7">"img-fluid col-sm-3 p-3 bg-dark text-white"</text:span><text:span text:style-name="T11">&gt;</text:span></text:p>
      <text:p text:style-name="P7"><text:span text:style-name="T11">&lt;</text:span><text:span text:style-name="T9">a</text:span> <text:span text:style-name="T8">href</text:span>=<text:span text:style-name="T7">"platcategoriepate.php"</text:span><text:span text:style-name="T11">&gt;</text:span></text:p>
      <text:p text:style-name="P7"><text:span text:style-name="T11">&lt;</text:span><text:span text:style-name="T9">img</text:span> <text:span text:style-name="T8">class</text:span>=<text:span text:style-name="T7">"rounded-circle mx-auto d-block"</text:span> <text:span text:style-name="T8">src</text:span>=<text:span text:style-name="T7">"images_the_district/category/pasta_cat.jpg"</text:span> <text:span text:style-name="T8">alt</text:span>=<text:span text:style-name="T7">"..."</text:span><text:span text:style-name="T11">&gt;</text:span></text:p>
      <text:p text:style-name="P7"><text:span text:style-name="T11">&lt;/</text:span><text:span text:style-name="T9">a</text:span><text:span text:style-name="T11">&gt;</text:span></text:p>
      <text:p text:style-name="P7"><text:span text:style-name="T11">&lt;</text:span><text:span text:style-name="T9">div</text:span> <text:span text:style-name="T8">class</text:span>=<text:span text:style-name="T7">"card-body"</text:span><text:span text:style-name="T11">&gt;</text:span></text:p>
      <text:p text:style-name="P7"><text:span text:style-name="T11">&lt;</text:span><text:span text:style-name="T9">h5</text:span> <text:span text:style-name="T8">class</text:span>=<text:span text:style-name="T7">"card-title"</text:span><text:span text:style-name="T11">&gt;</text:span>PÂTES<text:span text:style-name="T11">&lt;/</text:span><text:span text:style-name="T9">h5</text:span><text:span text:style-name="T11">&gt;</text:span></text:p>
      <text:p text:style-name="P7"><text:span text:style-name="T11">&lt;</text:span><text:span text:style-name="T9">p</text:span> <text:span text:style-name="T8">class</text:span>=<text:span text:style-name="T7">"card-text tailledescriplat"</text:span><text:span text:style-name="T11">&gt;&lt;</text:span><text:span text:style-name="T9">i</text:span><text:span text:style-name="T11">&gt;</text:span>Des pâte italiennes.<text:span text:style-name="T11">&lt;/</text:span><text:span text:style-name="T9">i</text:span><text:span text:style-name="T11">&gt;&lt;/</text:span><text:span text:style-name="T9">p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18">&lt;!-- Répéter pour 6 cartes ou plus selon besoin --&gt;</text:p>
      <text:p text:style-name="P18">&lt;!-- Ajouter des cartes ici selon besoin --&gt;</text:p>
      <text:p text:style-name="P7"><text:span text:style-name="T11">&lt;</text:span><text:span text:style-name="T9">div</text:span> <text:span text:style-name="T8">class</text:span>=<text:span text:style-name="T7">"img-fluid col-sm-3 p-3 bg-dark text-white"</text:span><text:span text:style-name="T11">&gt;</text:span></text:p>
      <text:p text:style-name="P7"><text:span text:style-name="T11">&lt;</text:span><text:span text:style-name="T9">a</text:span> <text:span text:style-name="T8">href</text:span>=<text:span text:style-name="T7">"platcategoriesandwich.php"</text:span><text:span text:style-name="T11">&gt;</text:span></text:p>
      <text:p text:style-name="P7"><text:span text:style-name="T11">&lt;</text:span><text:span text:style-name="T9">img</text:span> <text:span text:style-name="T8">class</text:span>=<text:span text:style-name="T7">"rounded-circle mx-auto d-block"</text:span> <text:span text:style-name="T8">src</text:span>=<text:span text:style-name="T7">"images_the_district/category/wrap_cat.jpg"</text:span> <text:span text:style-name="T8">alt</text:span>=<text:span text:style-name="T7">"..."</text:span><text:span text:style-name="T11">&gt;</text:span></text:p>
      <text:p text:style-name="P7"><text:span text:style-name="T11">&lt;/</text:span><text:span text:style-name="T9">a</text:span><text:span text:style-name="T11">&gt;</text:span></text:p>
      <text:p text:style-name="P7"><text:span text:style-name="T11">&lt;</text:span><text:span text:style-name="T9">div</text:span> <text:span text:style-name="T8">class</text:span>=<text:span text:style-name="T7">"card-body"</text:span><text:span text:style-name="T11">&gt;</text:span></text:p>
      <text:p text:style-name="P7"><text:span text:style-name="T11">&lt;</text:span><text:span text:style-name="T9">h5</text:span> <text:span text:style-name="T8">class</text:span>=<text:span text:style-name="T7">"card-title"</text:span><text:span text:style-name="T11">&gt;</text:span>SANDWICHS<text:span text:style-name="T11">&lt;/</text:span><text:span text:style-name="T9">h5</text:span><text:span text:style-name="T11">&gt;</text:span></text:p>
      <text:p text:style-name="P7"><text:span text:style-name="T11">&lt;</text:span><text:span text:style-name="T9">p</text:span> <text:span text:style-name="T8">class</text:span>=<text:span text:style-name="T7">"card-text tailledescriplat"</text:span><text:span text:style-name="T11">&gt;&lt;</text:span><text:span text:style-name="T9">i</text:span><text:span text:style-name="T11">&gt;</text:span>Sandwichs frais composés sur place.<text:span text:style-name="T11">&lt;/</text:span><text:span text:style-name="T9">i</text:span><text:span text:style-name="T11">&gt;&lt;/</text:span><text:span text:style-name="T9">p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18">&lt;!-- Répéter pour 6 cartes ou plus selon besoin --&gt;</text:p>
      <text:p text:style-name="P18">&lt;!-- Ajouter des cartes ici selon besoin --&gt;</text:p>
      <text:p text:style-name="P7"><text:span text:style-name="T11">&lt;</text:span><text:span text:style-name="T9">div</text:span> <text:span text:style-name="T8">class</text:span>=<text:span text:style-name="T7">"img-fluid col-sm-3 p-3 bg-dark text-white"</text:span><text:span text:style-name="T11">&gt;</text:span></text:p>
      <text:p text:style-name="P7"><text:span text:style-name="T11">&lt;</text:span><text:span text:style-name="T9">a</text:span> <text:span text:style-name="T8">href</text:span>=<text:span text:style-name="T7">"platcategoriesalade.php"</text:span><text:span text:style-name="T11">&gt;</text:span></text:p>
      <text:p text:style-name="P7"><text:span text:style-name="T11">&lt;</text:span><text:span text:style-name="T9">img</text:span> <text:span text:style-name="T8">class</text:span>=<text:span text:style-name="T7">"rounded-circle mx-auto d-block"</text:span> <text:span text:style-name="T8">src</text:span>=<text:span text:style-name="T7">"images_the_district/category/salade_cat.jpg"</text:span> <text:span text:style-name="T8">alt</text:span>=<text:span text:style-name="T7">"..."</text:span><text:span text:style-name="T11">&gt;</text:span></text:p>
      <text:p text:style-name="P7"><text:span text:style-name="T11">&lt;/</text:span><text:span text:style-name="T9">a</text:span><text:span text:style-name="T11">&gt;</text:span></text:p>
      <text:p text:style-name="P7"><text:span text:style-name="T11">&lt;</text:span><text:span text:style-name="T9">div</text:span> <text:span text:style-name="T8">class</text:span>=<text:span text:style-name="T7">"card-body"</text:span><text:span text:style-name="T11">&gt;</text:span></text:p>
      <text:p text:style-name="P7"><text:span text:style-name="T11">&lt;</text:span><text:span text:style-name="T9">h5</text:span> <text:span text:style-name="T8">class</text:span>=<text:span text:style-name="T7">"card-title"</text:span><text:span text:style-name="T11">&gt;</text:span>SALADES<text:span text:style-name="T11">&lt;/</text:span><text:span text:style-name="T9">h5</text:span><text:span text:style-name="T11">&gt;</text:span></text:p>
      <text:p text:style-name="P7"><text:span text:style-name="T11">&lt;</text:span><text:span text:style-name="T9">p</text:span> <text:span text:style-name="T8">class</text:span>=<text:span text:style-name="T7">"card-text tailledescriplat"</text:span><text:span text:style-name="T11">&gt;&lt;</text:span><text:span text:style-name="T9">i</text:span><text:span text:style-name="T11">&gt;</text:span>Avec des légumes de la région.<text:span text:style-name="T11">&lt;/</text:span><text:span text:style-name="T9">i</text:span><text:span text:style-name="T11">&gt;&lt;/</text:span><text:span text:style-name="T9">p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18">&lt;!-- Répéter pour 6 cartes ou plus selon besoin --&gt;</text:p>
      <text:p text:style-name="P18">&lt;!-- Ajouter des cartes ici selon besoin --&gt;</text:p>
      <text:p text:style-name="P7"><text:span text:style-name="T11">&lt;</text:span><text:span text:style-name="T9">div</text:span> <text:span text:style-name="T8">class</text:span>=<text:span text:style-name="T7">"img-fluid col-sm-3 p-3 bg-dark text-white"</text:span><text:span text:style-name="T11">&gt;</text:span></text:p>
      <text:p text:style-name="P7"><text:span text:style-name="T11">&lt;</text:span><text:span text:style-name="T9">a</text:span> <text:span text:style-name="T8">href</text:span>=<text:span text:style-name="T7">"platcategoriesalade.php"</text:span><text:span text:style-name="T11">&gt;</text:span></text:p>
      <text:p text:style-name="P7"><text:span text:style-name="T11">&lt;</text:span><text:span text:style-name="T9">img</text:span> <text:span text:style-name="T8">class</text:span>=<text:span text:style-name="T7">"rounded-circle mx-auto d-block"</text:span> <text:span text:style-name="T8">src</text:span>=<text:span text:style-name="T7">"images_the_district/category/Vegan.jpg"</text:span> <text:span text:style-name="T8">alt</text:span>=<text:span text:style-name="T7">"..."</text:span><text:span text:style-name="T11">&gt;</text:span></text:p>
      <text:p text:style-name="P7"><text:span text:style-name="T11">&lt;/</text:span><text:span text:style-name="T9">a</text:span><text:span text:style-name="T11">&gt;</text:span></text:p>
      <text:p text:style-name="P7"><text:span text:style-name="T11">&lt;</text:span><text:span text:style-name="T9">div</text:span> <text:span text:style-name="T8">class</text:span>=<text:span text:style-name="T7">"card-body"</text:span><text:span text:style-name="T11">&gt;</text:span></text:p>
      <text:p text:style-name="P7"><text:span text:style-name="T11">&lt;</text:span><text:span text:style-name="T9">h5</text:span> <text:span text:style-name="T8">class</text:span>=<text:span text:style-name="T7">"card-title"</text:span><text:span text:style-name="T11">&gt;</text:span>Veggie<text:span text:style-name="T11">&lt;/</text:span><text:span text:style-name="T9">h5</text:span><text:span text:style-name="T11">&gt;</text:span></text:p>
      <text:p text:style-name="P7"><text:span text:style-name="T11">&lt;</text:span><text:span text:style-name="T9">p</text:span> <text:span text:style-name="T8">class</text:span>=<text:span text:style-name="T7">"card-text tailledescriplat"</text:span><text:span text:style-name="T11">&gt;&lt;</text:span><text:span text:style-name="T9">i</text:span><text:span text:style-name="T11">&gt;</text:span>Que du frais et du bio.<text:span text:style-name="T11">&lt;/</text:span><text:span text:style-name="T9">i</text:span><text:span text:style-name="T11">&gt;&lt;/</text:span><text:span text:style-name="T9">p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7"><text:soft-page-break/><text:span text:style-name="T11">&lt;/</text:span><text:span text:style-name="T9">div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18">&lt;!-- ICI Mes boutons de carousel --&gt;</text:p>
      <text:p text:style-name="P7"><text:span text:style-name="T11">&lt;</text:span><text:span text:style-name="T9">button</text:span> <text:span text:style-name="T8">class</text:span>=<text:span text:style-name="T7">"carousel-control-prev d-none"</text:span> <text:span text:style-name="T8">id</text:span>=<text:span text:style-name="T7">"carouselcatprec"</text:span> <text:span text:style-name="T8">type</text:span>=<text:span text:style-name="T7">"button"</text:span> <text:span text:style-name="T8">data-bs-target</text:span>=<text:span text:style-name="T7">"#carouselExample"</text:span> <text:span text:style-name="T8">data-bs-slide</text:span>=<text:span text:style-name="T7">"prev"</text:span><text:span text:style-name="T11">&gt;</text:span></text:p>
      <text:p text:style-name="P7"><text:span text:style-name="T11">&lt;</text:span><text:span text:style-name="T9">span</text:span> <text:span text:style-name="T8">class</text:span>=<text:span text:style-name="T7">"carousel-control-prev-icon"</text:span> <text:span text:style-name="T8">aria-hidden</text:span>=<text:span text:style-name="T7">"true"</text:span><text:span text:style-name="T11">&gt;&lt;/</text:span><text:span text:style-name="T9">span</text:span><text:span text:style-name="T11">&gt;</text:span></text:p>
      <text:p text:style-name="P7"><text:span text:style-name="T11">&lt;</text:span><text:span text:style-name="T9">button</text:span> <text:span text:style-name="T8">class</text:span>=<text:span text:style-name="T7">"btn btn-secondary bg-dark rounded-4 col-sm-1 espacebouton"</text:span> <text:span text:style-name="T8">onclick</text:span>=<text:span text:style-name="T7">"</text:span><text:span text:style-name="T5">precedent</text:span><text:span text:style-name="T7">()"</text:span> <text:span text:style-name="T8">type</text:span>=<text:span text:style-name="T7">"button"</text:span><text:span text:style-name="T11">&gt;</text:span>Précédent<text:span text:style-name="T11">&lt;/</text:span><text:span text:style-name="T9">button</text:span><text:span text:style-name="T11">&gt;</text:span></text:p>
      <text:p text:style-name="P18">&lt;!-- col-sm-1 permet d'avoir des boutons d'une même largeur --&gt;</text:p>
      <text:p text:style-name="P7"><text:span text:style-name="T11">&lt;/</text:span><text:span text:style-name="T9">button</text:span><text:span text:style-name="T11">&gt;</text:span></text:p>
      <text:p text:style-name="P7"><text:span text:style-name="T11">&lt;</text:span><text:span text:style-name="T9">button</text:span> <text:span text:style-name="T8">class</text:span>=<text:span text:style-name="T7">"carousel-control-next d-none"</text:span> <text:span text:style-name="T8">id</text:span>=<text:span text:style-name="T7">"carouselcatsuiv"</text:span> <text:span text:style-name="T8">type</text:span>=<text:span text:style-name="T7">"button"</text:span> <text:span text:style-name="T8">data-bs-target</text:span>=<text:span text:style-name="T7">"#carouselExample"</text:span> <text:span text:style-name="T8">data-bs-slide</text:span>=<text:span text:style-name="T7">"next"</text:span><text:span text:style-name="T11">&gt;</text:span></text:p>
      <text:p text:style-name="P7"><text:span text:style-name="T11">&lt;</text:span><text:span text:style-name="T9">span</text:span> <text:span text:style-name="T8">class</text:span>=<text:span text:style-name="T7">"carousel-control-next-icon"</text:span> <text:span text:style-name="T8">aria-hidden</text:span>=<text:span text:style-name="T7">"true"</text:span><text:span text:style-name="T11">&gt;&lt;/</text:span><text:span text:style-name="T9">span</text:span><text:span text:style-name="T11">&gt;</text:span></text:p>
      <text:p text:style-name="P7"><text:span text:style-name="T11">&lt;</text:span><text:span text:style-name="T9">button</text:span> <text:span text:style-name="T8">class</text:span>=<text:span text:style-name="T7">"btn btn-secondary bg-dark rounded-4 col-sm-1 espacebouton"</text:span> <text:span text:style-name="T8">onclick</text:span>=<text:span text:style-name="T7">"</text:span><text:span text:style-name="T5">suivant</text:span><text:span text:style-name="T7">()"</text:span> <text:span text:style-name="T8">type</text:span>=<text:span text:style-name="T7">"button"</text:span><text:span text:style-name="T11">&gt;</text:span>Suivant<text:span text:style-name="T11">&lt;/</text:span><text:span text:style-name="T9">button</text:span><text:span text:style-name="T11">&gt;</text:span></text:p>
      <text:p text:style-name="P18">&lt;!-- col-sm-1 permet d'avoir des boutons d'une même largeur --&gt;</text:p>
      <text:p text:style-name="P7"><text:span text:style-name="T11">&lt;/</text:span><text:span text:style-name="T9">button</text:span><text:span text:style-name="T11">&gt;</text:span></text:p>
      <text:p text:style-name="P7"><text:span text:style-name="T11">&lt;/</text:span><text:span text:style-name="T9">div</text:span><text:span text:style-name="T11">&gt;</text:span></text:p>
      <text:p text:style-name="P7"><text:span text:style-name="T11">&lt;/</text:span><text:span text:style-name="T9">main</text:span><text:span text:style-name="T11">&gt;</text:span></text:p>
      <text:p text:style-name="P18">&lt;!-- FIN CAROUSSEL CATEGORIES --&gt;</text:p>
      <text:p text:style-name="P8"><text:line-break/></text:p>
      <text:p text:style-name="P18">&lt;!-- ICI MON FOOTER OU PIED DE PAGE AVEC LES LOGOS --&gt;</text:p>
      <text:p text:style-name="P5">&lt;?php</text:p>
      <text:p text:style-name="P7"><text:span text:style-name="T6">require_once</text:span> (<text:span text:style-name="T7">'php/footer.php'</text:span>);</text:p>
      <text:p text:style-name="P7"><text:span text:style-name="T9">?&gt;</text:span></text:p>
      <text:p text:style-name="P8"/>
      <text:p text:style-name="P2"/>
      <text:p text:style-name="P2"/>
      <text:p text:style-name="P2"/>
      <text:p text:style-name="P1"><text:span text:style-name="T1">travail à faire </text:span>: <text:span text:style-name="T2">EN respectant le format de ma page, </text:span>faire appel à la base de données et injecter dans la page <text:span text:style-name="T16">categorie</text:span>.php tou<text:span text:style-name="T16">te</text:span>s les <text:span text:style-name="T16">catégories</text:span> de la base de donnée<text:span text:style-name="T16">s</text:span> avec les différentes informations <text:span text:style-name="T2">des </text:span><text:span text:style-name="T16">catégories </text:span><text:span text:style-name="T3">(libelle, image)</text:span>. <text:span text:style-name="T4">Un code compréhensible et détaillé. Les fonctions sont stockées dans le dao.ph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0:15:32.022658004</meta:creation-date>
    <meta:generator>LibreOffice/7.3.7.2$Linux_X86_64 LibreOffice_project/30$Build-2</meta:generator>
    <dc:date>2024-07-12T10:34:52.348098972</dc:date>
    <meta:editing-duration>PT19M20S</meta:editing-duration>
    <meta:editing-cycles>3</meta:editing-cycles>
    <meta:document-statistic meta:table-count="0" meta:image-count="0" meta:object-count="0" meta:page-count="5" meta:paragraph-count="206" meta:word-count="981" meta:character-count="8691" meta:non-whitespace-character-count="7946"/>
  </office:meta>
</office:document-meta>
</file>